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sanalyse für einen Instant Messenger</text:p>
      <text:p text:style-name="P1"/>
      <text:p text:style-name="P2"><text:span text:style-name="T1">Gruppenmitglieder:</text:span><text:tab/>Thomas Acker</text:p>
      <text:p text:style-name="P2"><text:tab/><text:tab/><text:tab/><text:tab/>Marco Dung</text:p>
      <text:p text:style-name="P2"><text:tab/><text:tab/><text:tab/><text:tab/>Christoph Krämer</text:p>
      <text:p text:style-name="P2"><text:tab/><text:tab/><text:tab/><text:tab/>Ying Li</text:p>
      <text:p text:style-name="P2"/>
      <text:p text:style-name="P3">1.</text:p>
      <text:p text:style-name="P2"><text:span text:style-name="T1">Entitity:</text:span><text:tab/><text:tab/>Account</text:p>
      <text:p text:style-name="P2"><text:span text:style-name="T1">Relations:</text:span><text:tab/><text:tab/>---</text:p>
      <text:p text:style-name="P2"><text:span text:style-name="T1">Attributes:</text:span><text:tab/><text:tab/>UserName</text:p>
      <text:p text:style-name="P2"><text:tab/><text:tab/><text:tab/>Password</text:p>
      <text:p text:style-name="P2"><text:tab/><text:tab/><text:tab/>OnlineState</text:p>
      <text:p text:style-name="P2"><text:span text:style-name="T1">Constraints:</text:span><text:tab/><text:span text:style-name="T2">UserName</text:span>: Length &gt;= 6 and &lt;=20</text:p>
      <text:p text:style-name="P2"><text:tab/><text:tab/><text:tab/><text:span text:style-name="T2">Password</text:span>: Length &gt;= 6 and &lt;= 20, at least one number</text:p>
      <text:p text:style-name="P2"><text:tab/><text:tab/><text:tab/><text:span text:style-name="T2">OnlineState</text:span>: Only „Online“, „Offline“, „busy“, „do not disturb“ <text:tab/><text:tab/><text:tab/>possible</text:p>
      <text:p text:style-name="P2"/>
      <text:p text:style-name="P3">2.</text:p>
      <text:p text:style-name="P2"><text:span text:style-name="T1">Entitity:</text:span><text:tab/><text:tab/>Profile</text:p>
      <text:p text:style-name="P2"><text:span text:style-name="T1">Relations:</text:span><text:tab/><text:tab/>A „Profile“ is an extension of an „Account“</text:p>
      <text:p text:style-name="P2"><text:span text:style-name="T1">Attributes:</text:span><text:tab/><text:tab/>UserName</text:p>
      <text:p text:style-name="P2"><text:tab/><text:tab/><text:tab/>EMail</text:p>
      <text:p text:style-name="P2"><text:tab/><text:tab/><text:tab/>Telephone</text:p>
      <text:p text:style-name="P2"><text:tab/><text:tab/><text:tab/>ImageLink</text:p>
      <text:p text:style-name="P2"><text:tab/><text:tab/><text:tab/>NickName</text:p>
      <text:p text:style-name="P2"><text:tab/><text:tab/><text:tab/>Visible</text:p>
      <text:p text:style-name="P2"><text:span text:style-name="T1">Constraints:</text:span><text:tab/><text:span text:style-name="T2">EMail</text:span>: contains an „@“ in it</text:p>
      <text:p text:style-name="P2"><text:tab/><text:tab/><text:tab/><text:span text:style-name="T2">Telephone</text:span>: only numbers are allowed</text:p>
      <text:p text:style-name="P2"><text:tab/><text:tab/><text:tab/><text:span text:style-name="T2">PictureLink</text:span>: contains a hyperlink to an image</text:p>
      <text:p text:style-name="P2"><text:tab/><text:tab/><text:tab/><text:span text:style-name="T2">Nickname</text:span>: Length &lt;= 20</text:p>
      <text:p text:style-name="P2"><text:tab/><text:tab/><text:tab/><text:span text:style-name="T2">Visible</text:span>: only „true“ or „false“ possible</text:p>
      <text:p text:style-name="P2"/>
      <text:p text:style-name="P3">3.</text:p>
      <text:p text:style-name="P2"><text:span text:style-name="T1">Entitity:</text:span><text:tab/><text:tab/>Contacts</text:p>
      <text:p text:style-name="P2"><text:span text:style-name="T1">Relations:</text:span><text:tab/><text:tab/>Accounts, which requested the contact request</text:p>
      <text:p text:style-name="P2"><text:span text:style-name="T1">Attributes:</text:span><text:tab/><text:tab/>UserName1</text:p>
      <text:p text:style-name="P2"><text:tab/><text:tab/><text:tab/>UserName2</text:p>
      <text:p text:style-name="P2"><text:span text:style-name="T1">Constraints:</text:span><text:tab/>---</text:p>
      <text:p text:style-name="P2"/>
      <text:p text:style-name="P3">4.</text:p>
      <text:p text:style-name="P2"><text:span text:style-name="T1">Entitity:</text:span><text:tab/><text:tab/>ContactRequest</text:p>
      <text:p text:style-name="P2"><text:span text:style-name="T1">Relations:</text:span><text:tab/><text:tab/>„Accounts“ can link with each other through a request</text:p>
      <text:p text:style-name="P2"><text:span text:style-name="T1">Attributes:</text:span><text:tab/><text:tab/>UserName1</text:p>
      <text:p text:style-name="P2"><text:soft-page-break/><text:tab/><text:tab/><text:tab/>UserName2</text:p>
      <text:p text:style-name="P2"><text:tab/><text:tab/><text:tab/>Status</text:p>
      <text:p text:style-name="P2"><text:span text:style-name="T1">Constraints:</text:span><text:tab/><text:span text:style-name="T2">Status</text:span>: possible is „open“, „accepted“, „declined“</text:p>
      <text:p text:style-name="P2"/>
      <text:p text:style-name="P3">5.</text:p>
      <text:p text:style-name="P2"><text:span text:style-name="T1">Entitity:</text:span><text:tab/><text:tab/>Group</text:p>
      <text:p text:style-name="P2"><text:span text:style-name="T1">Relations:</text:span><text:tab/><text:tab/>Contacts can be organized in a group</text:p>
      <text:p text:style-name="P2"><text:span text:style-name="T1">Attributes:</text:span><text:tab/><text:tab/>GroupName</text:p>
      <text:p text:style-name="P2"><text:tab/><text:tab/><text:tab/>FounderName</text:p>
      <text:p text:style-name="P2"><text:tab/><text:tab/><text:tab/>Description</text:p>
      <text:p text:style-name="P2"><text:tab/><text:tab/><text:tab/>ImageLink</text:p>
      <text:p text:style-name="P2"><text:span text:style-name="T1">Constraints:</text:span><text:tab/><text:span text:style-name="T2">GroupName</text:span>: Length &lt;= 20</text:p>
      <text:p text:style-name="P2"><text:tab/><text:tab/><text:tab/><text:span text:style-name="T2">FounderName</text:span>: should be a valid and existing user name</text:p>
      <text:p text:style-name="P2"><text:tab/><text:tab/><text:tab/><text:span text:style-name="T2">Description</text:span>: ---</text:p>
      <text:p text:style-name="P2"><text:tab/><text:tab/><text:tab/><text:span text:style-name="T2">ImageLink</text:span>: a hyperlink to an image</text:p>
      <text:p text:style-name="P2"/>
      <text:p text:style-name="P3">6.</text:p>
      <text:p text:style-name="P2"><text:span text:style-name="T1">Entitity:</text:span><text:tab/><text:tab/>GroupMember</text:p>
      <text:p text:style-name="P2"><text:span text:style-name="T1">Relations:</text:span><text:tab/><text:tab/>The sembers of a group are invited contacts of the group founder</text:p>
      <text:p text:style-name="P2"><text:span text:style-name="T1">Attributes:</text:span><text:tab/><text:tab/>GroupName</text:p>
      <text:p text:style-name="P2"><text:tab/><text:tab/><text:tab/>Member</text:p>
      <text:p text:style-name="P2"><text:span text:style-name="T1">Constraints:</text:span><text:tab/><text:span text:style-name="T2">GroupName</text:span>: an existing group name</text:p>
      <text:p text:style-name="P2"><text:tab/><text:tab/><text:tab/><text:span text:style-name="T2">Member</text:span>: a valid and existing user name</text:p>
      <text:p text:style-name="P2"/>
      <text:p text:style-name="P3">7.</text:p>
      <text:p text:style-name="P2"><text:span text:style-name="T1">Entitity:</text:span><text:tab/><text:tab/>SingleMessage</text:p>
      <text:p text:style-name="P2"><text:span text:style-name="T1">Relations:</text:span><text:tab/><text:tab/>A Message sent by one contact to a different contact</text:p>
      <text:p text:style-name="P2"><text:span text:style-name="T1">Attributes:</text:span><text:tab/><text:tab/>Sender</text:p>
      <text:p text:style-name="P2"><text:tab/><text:tab/><text:tab/>Receiver</text:p>
      <text:p text:style-name="P2"><text:tab/><text:tab/><text:tab/>Message</text:p>
      <text:p text:style-name="P2"><text:tab/><text:tab/><text:tab/>TimeStamp</text:p>
      <text:p text:style-name="P2"><text:tab/><text:tab/><text:tab/>Read</text:p>
      <text:p text:style-name="P2"><text:span text:style-name="T1">Constraints:</text:span><text:tab/><text:span text:style-name="T2">Sender</text:span>: User name</text:p>
      <text:p text:style-name="P2"><text:tab/><text:tab/><text:tab/><text:span text:style-name="T2">Receiver</text:span>: User name</text:p>
      <text:p text:style-name="P2"><text:tab/><text:tab/><text:tab/><text:span text:style-name="T2">Message</text:span>: ---</text:p>
      <text:p text:style-name="P2"><text:tab/><text:tab/><text:tab/><text:span text:style-name="T2">TimeStamp</text:span>: Only a date an time allowed</text:p>
      <text:p text:style-name="P2"><text:tab/><text:tab/><text:tab/>Read: Only „true“ and „false“ possible</text:p>
      <text:p text:style-name="P2"/>
      <text:p text:style-name="P3">8.</text:p>
      <text:p text:style-name="P2"><text:span text:style-name="T1">Entitity:</text:span><text:tab/><text:tab/>GroupMessage</text:p>
      <text:p text:style-name="P2"><text:span text:style-name="T1">Relations:</text:span><text:tab/><text:tab/>A Message sent by one contact to a group</text:p>
      <text:p text:style-name="P2"><text:span text:style-name="T1">Attributes:</text:span><text:tab/><text:tab/>Sender</text:p>
      <text:p text:style-name="P2"><text:tab/><text:tab/><text:tab/>ReceiverGroup</text:p>
      <text:p text:style-name="P2"><text:tab/><text:tab/><text:tab/>Message</text:p>
      <text:p text:style-name="P2"><text:tab/><text:tab/><text:tab/>TimeStamp</text:p>
      <text:p text:style-name="P2"><text:soft-page-break/><text:span text:style-name="T1">Constraints:</text:span><text:tab/><text:span text:style-name="T2">Sender</text:span>: User name</text:p>
      <text:p text:style-name="P2"><text:tab/><text:tab/><text:tab/><text:span text:style-name="T2">ReceiverGroup</text:span>: Group name</text:p>
      <text:p text:style-name="P2"><text:tab/><text:tab/><text:tab/><text:span text:style-name="T2">Message</text:span>: ---</text:p>
      <text:p text:style-name="P2"><text:tab/><text:tab/><text:tab/><text:span text:style-name="T2">TimeStamp</text:span>: Only a date an time allow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Acker</meta:initial-creator>
    <meta:creation-date>2014-10-19T17:00:31.70</meta:creation-date>
    <dc:date>2014-10-22T19:42:22.72</dc:date>
    <dc:creator>Tom Acker</dc:creator>
    <meta:editing-duration>PT1H9M58S</meta:editing-duration>
    <meta:editing-cycles>5</meta:editing-cycles>
    <meta:generator>OpenOffice/4.0.0$Win32 OpenOffice.org_project/400m3$Build-9702</meta:generator>
    <meta:document-statistic meta:table-count="0" meta:image-count="0" meta:object-count="0" meta:page-count="3" meta:paragraph-count="83" meta:word-count="283" meta:character-count="2090"/>
  </office:meta>
</office:document-meta>
</file>